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5" style:parent-style-name="Heading1" style:family="paragraph">
      <style:text-properties style:font-name="Verdana" fo:font-size="10pt" style:font-size-asian="10pt" style:font-size-complex="10pt"/>
    </style:style>
    <style:style style:name="T96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/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March 18, 2016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an-Meet (Meeting and Attendance Android App)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Bryce Batula, Michael Bayuga, Theodore Yap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3-5</text:p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Calendar and contacts are synced with app the app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App can create events and and add them to the calendar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App can edit the event details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App can delete events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h text:style-name="P95" text:outline-level="1">Reviewer’s Comments:<text:line-break/></text:h>
      <text:p text:style-name="Standard"><text:span text:style-name="T96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format="1" text:start-value="10">
        <style:list-level-properties/>
      </text:list-level-style-number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="0in none #000000" fo:padding="0.0138in" style:shadow="none"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John Theodore U. Yap</dc:creator>
    <meta:creation-date>2007-08-13T11:01:00Z</meta:creation-date>
    <dc:date>2016-03-18T02:16:00Z</dc:date>
    <meta:print-date>2006-07-28T14:33:00Z</meta:print-date>
    <meta:template xlink:href="Normal.dotm" xlink:type="simple"/>
    <meta:editing-cycles>1</meta:editing-cycles>
    <meta:editing-duration>PT13980S</meta:editing-duration>
    <meta:document-statistic meta:page-count="1" meta:paragraph-count="1" meta:word-count="129" meta:character-count="867" meta:row-count="6" meta:non-whitespace-character-count="739"/>
  </office:meta>
</office:document-meta>
</file>